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3372"/>
    </style:style>
    <style:style style:name="P2" style:family="paragraph" style:parent-style-name="Standard">
      <style:text-properties officeooo:rsid="001b3372" officeooo:paragraph-rsid="001b3372"/>
    </style:style>
    <style:style style:name="P3" style:family="paragraph" style:parent-style-name="Standard">
      <style:text-properties officeooo:rsid="001cd810" officeooo:paragraph-rsid="001cd810"/>
    </style:style>
    <style:style style:name="P4" style:family="paragraph" style:parent-style-name="Standard">
      <style:text-properties fo:font-weight="bold" officeooo:rsid="001cd810" officeooo:paragraph-rsid="001cd81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cd81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810" style:font-weight-asian="normal" style:font-weight-complex="normal"/>
    </style:style>
    <style:style style:name="T5" style:family="text">
      <style:text-properties officeooo:rsid="001cd8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sta ocasión aprenderemos a resolver una ecuación lineal, primeramente lo más <text:span text:style-name="T5">lógico</text:span> es definir que es una ecuación lineal, es simplemente una ecuación de la forma, ax+b=c</text:p>
      <text:p text:style-name="P2">con a distinto de 0. Este tipo de <text:span text:style-name="T5">Ecuación</text:span> es muy simple de resolver, a fin de hacerlo sumamos -b a ambos de lados de la ecuación gracias a nuestro axioma <text:span text:style-name="T1">de la </text:span><text:span text:style-name="T2">adición</text:span><text:span text:style-name="T1"> de la igualdad, </text:span><text:span text:style-name="T3">y tenemos la ecuación equivalente, ax=c-b después multiplicamos ambos lados por 1/a por esto es importante que a sea distinto de 0, y tenemos x=(c-b)/a y ya encontramos su solución, </text:span><text:span text:style-name="T4">así</text:span><text:span text:style-name="T3"> de simple, </text:span></text:p>
      <text:p text:style-name="P2"><text:span text:style-name="T3">repito que no es necesario que memorices los pasos a seguir, razona que </text:span><text:span text:style-name="T4">podrías</text:span><text:span text:style-name="T3"> hacer para tener una ecuación equivalente que tenga a x solo de un lado de la misma, por lo general en la escuela cuando te enseñan sobre como resolver ecuaciones dicen pasar </text:span><text:span text:style-name="T4">términos</text:span><text:span text:style-name="T3"> de un lado a otro, como cuando sumamos -b de ambos lados, pareciera que en realidad pasamos b del otro lado de la igualdad con el signo cambiado, este termino por supuesto es incorrecto, ya que eso no esta ocurriendo, no se puede pasar un termino, y tu ya sabes que en realidad utilizamos axiomas para llegar a ax=c-b sin embargo es un termino que seguramente escucharas, debido a que es más fácil aprender que si suma se “pasa” restando y si multiplica se “pasa” dividiendo y viceversa, </text:span><text:span text:style-name="T4">a mi no me gusta usar el termino de “pasar” porque es erróneo, pero comprendo que te resulte útil tenerlo en mente. </text:span></text:p>
      <text:p text:style-name="P3"><text:span text:style-name="T3">Por cierto este tipo de ecuaciones se llama lineales, porque al graficar las se obtiene una linea recta, graficar una ecuación no es para nada difícil pero es algo que veremos después de que haya explicado las ecuaciones cuadráticas, no te preocupes. </text:span></text:p>
      <text:p text:style-name="P3"><text:span text:style-name="T3">Para finalizar esta lección, veamos algunos ejemplos solo para que quede claro </text:span></text:p>
      <text:p text:style-name="P3"><text:span text:style-name="T3"/></text:p>
      <text:p text:style-name="P4">NOTA LOS EJEMPLOS EN ESTE CASO PUEDEN SER CUALQUIER CO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2:12:23.187000000</meta:creation-date>
    <dc:date>2019-06-08T12:27:34.942000000</dc:date>
    <meta:editing-duration>PT4M51S</meta:editing-duration>
    <meta:editing-cycles>1</meta:editing-cycles>
    <meta:document-statistic meta:table-count="0" meta:image-count="0" meta:object-count="0" meta:page-count="1" meta:paragraph-count="6" meta:word-count="323" meta:character-count="1835" meta:non-whitespace-character-count="1513"/>
    <meta:generator>LibreOffice/6.2.2.2$Windows_X86_64 LibreOffice_project/2b840030fec2aae0fd2658d8d4f9548af4e3518d</meta:generator>
  </office:meta>
</office:document-meta>
</file>